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47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ffffb2" style:text-align-source="fix" style:repeat-content="false" fo:border-left="0.013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it" style:country-asian="IT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order-left="0.0138in solid #000000" fo:border-right="none" fo:border-top="none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it" style:country-asian="IT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order-left="0.0138in solid #000000" fo:border-right="none" fo:border-top="none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it" style:country-asian="IT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fo:background-color="#ffffb2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it" style:country-asian="IT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border-left="0.0008in solid #000000" fo:border-right="0.0138in solid #000000" fo:border-top="none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it" style:country-asian="IT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08in solid #000000" fo:border-left="0.0008in solid #000000" fo:border-right="0.0138in solid #000000" fo:border-top="none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it" style:country-asian="IT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precision-as-shown="true" table:search-criteria-must-apply-to-whole-cell="false"/>
      <table:table table:name="Tabella1" table:style-name="ta1" table:print="false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>
            <text:p>A</text:p>
          </table:table-cell>
          <table:table-cell table:style-name="ce4" office:value-type="string">
            <text:p>Da</text:p>
          </table:table-cell>
        </table:table-row>
        <table:table-row table:style-name="ro1">
          <table:table-cell office:value-type="string">
            <text:p>Paolo</text:p>
          </table:table-cell>
          <table:table-cell office:value-type="string">
            <text:p>Marco</text:p>
          </table:table-cell>
        </table:table-row>
        <table:table-row table:style-name="ro1">
          <table:table-cell office:value-type="string">
            <text:p>Gianna</text:p>
          </table:table-cell>
          <table:table-cell office:value-type="string">
            <text:p>Marco</text:p>
          </table:table-cell>
        </table:table-row>
        <table:table-row table:style-name="ro1">
          <table:table-cell office:value-type="string">
            <text:p>Vincenzo</text:p>
          </table:table-cell>
          <table:table-cell office:value-type="string">
            <text:p>Luca</text:p>
          </table:table-cell>
        </table:table-row>
        <table:table-row table:style-name="ro1">
          <table:table-cell office:value-type="string">
            <text:p>Anna Maria</text:p>
          </table:table-cell>
          <table:table-cell office:value-type="string">
            <text:p>Grazia</text:p>
          </table:table-cell>
        </table:table-row>
        <table:table-row table:style-name="ro1">
          <table:table-cell office:value-type="string">
            <text:p>Luciano</text:p>
          </table:table-cell>
          <table:table-cell office:value-type="string">
            <text:p>Stefania</text:p>
          </table:table-cell>
        </table:table-row>
        <table:table-row table:style-name="ro1">
          <table:table-cell office:value-type="string">
            <text:p>Sara</text:p>
          </table:table-cell>
          <table:table-cell office:value-type="string">
            <text:p>Stefania</text:p>
          </table:table-cell>
        </table:table-row>
        <table:table-row table:style-name="ro1">
          <table:table-cell office:value-type="string">
            <text:p>Silvano</text:p>
          </table:table-cell>
          <table:table-cell office:value-type="string">
            <text:p>Leonardo</text:p>
          </table:table-cell>
        </table:table-row>
        <table:table-row table:style-name="ro1">
          <table:table-cell office:value-type="string">
            <text:p>Leonardo</text:p>
          </table:table-cell>
          <table:table-cell office:value-type="string">
            <text:p>Marco</text:p>
          </table:table-cell>
        </table:table-row>
        <table:table-row table:style-name="ro1">
          <table:table-cell office:value-type="string">
            <text:p>Anna Maria</text:p>
          </table:table-cell>
          <table:table-cell office:value-type="string">
            <text:p>Leonardo</text:p>
          </table:table-cell>
        </table:table-row>
        <table:table-row table:style-name="ro1">
          <table:table-cell office:value-type="string">
            <text:p>Giuseppe</text:p>
          </table:table-cell>
          <table:table-cell office:value-type="string">
            <text:p>Grazia</text:p>
          </table:table-cell>
        </table:table-row>
        <table:table-row table:style-name="ro1">
          <table:table-cell office:value-type="string">
            <text:p>Mirco</text:p>
          </table:table-cell>
          <table:table-cell office:value-type="string">
            <text:p>Marco</text:p>
          </table:table-cell>
        </table:table-row>
        <table:table-row table:style-name="ro1">
          <table:table-cell office:value-type="string">
            <text:p>Paolo</text:p>
          </table:table-cell>
          <table:table-cell office:value-type="string">
            <text:p>Luca</text:p>
          </table:table-cell>
        </table:table-row>
        <table:table-row table:style-name="ro1">
          <table:table-cell office:value-type="string">
            <text:p>Paolo</text:p>
          </table:table-cell>
          <table:table-cell office:value-type="string">
            <text:p>Grazia</text:p>
          </table:table-cell>
        </table:table-row>
        <table:table-row table:style-name="ro1">
          <table:table-cell office:value-type="string">
            <text:p>Paolo</text:p>
          </table:table-cell>
          <table:table-cell office:value-type="string">
            <text:p>Stefania</text:p>
          </table:table-cell>
        </table:table-row>
        <table:table-row table:style-name="ro1">
          <table:table-cell table:style-name="ce3" office:value-type="string">
            <text:p>Paolo</text:p>
          </table:table-cell>
          <table:table-cell table:style-name="ce6" office:value-type="string">
            <text:p>Leonard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9">19/07/2006</text:date>, <text:time>20.50.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 Caresia</meta:initial-creator>
    <meta:creation-date>2006-07-19T20:49:27</meta:creation-date>
    <dc:creator>Marco Caresia</dc:creator>
    <dc:date>2006-07-19T20:50:37</dc:date>
    <dc:language>it-IT</dc:language>
    <meta:editing-cycles>2</meta:editing-cycles>
    <meta:editing-duration>PT1M10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